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adornments="Bold" style:font-pitch="variable"/>
    <style:font-face style:name="JetBrains Mono ExtraBold" svg:font-family="'JetBrains Mono Extra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JetBrains Mono" officeooo:rsid="00160a5a" officeooo:paragraph-rsid="00160a5a"/>
    </style:style>
    <style:style style:name="P2" style:family="paragraph" style:parent-style-name="Standard">
      <style:text-properties style:font-name="JetBrains Mono" officeooo:rsid="0017847b" officeooo:paragraph-rsid="0017847b"/>
    </style:style>
    <style:style style:name="P3" style:family="paragraph" style:parent-style-name="Standard">
      <style:text-properties style:font-name="JetBrains Mono" officeooo:rsid="0019539b" officeooo:paragraph-rsid="0019539b"/>
    </style:style>
    <style:style style:name="P4" style:family="paragraph" style:parent-style-name="Standard">
      <style:text-properties style:font-name="JetBrains Mono" fo:font-size="40pt" officeooo:rsid="0019539b" officeooo:paragraph-rsid="0019539b" style:font-size-asian="40pt" style:font-size-complex="40pt"/>
    </style:style>
    <style:style style:name="P5" style:family="paragraph" style:parent-style-name="Standard">
      <style:paragraph-properties fo:break-before="page"/>
      <style:text-properties style:font-name="JetBrains Mono" officeooo:rsid="0019539b" officeooo:paragraph-rsid="0019539b"/>
    </style:style>
    <style:style style:name="T1" style:family="text">
      <style:text-properties style:font-name="JetBrains Mono" officeooo:rsid="00160a5a"/>
    </style:style>
    <style:style style:name="T2" style:family="text">
      <style:text-properties officeooo:rsid="001784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eve Jochem,</text:p>
      <text:p text:style-name="P1"/>
      <text:p text:style-name="P1">Een kort gedicht</text:p>
      <text:p text:style-name="P1">lekker snel klaar?</text:p>
      <text:p text:style-name="P1">dat had je gedacht</text:p>
      <text:p text:style-name="P1">want misschien is het niet waar.</text:p>
      <text:p text:style-name="P1"><text:span text:style-name="T1"/></text:p>
      <text:p text:style-name="P1">Denk niet te snel</text:p>
      <text:p text:style-name="P1">dat weet ik wel</text:p>
      <text:p text:style-name="P1">er is zoveel meer</text:p>
      <text:p text:style-name="P1">dat leer je keer op kee<text:span text:style-name="T2">r</text:span></text:p>
      <text:p text:style-name="P1"/>
      <text:p text:style-name="P2">Je mag het papiertje open maken</text:p>
      <text:p text:style-name="P1"><text:span text:style-name="T2">Het is tijd </text:span>je hersens te kraken</text:p>
      <text:p text:style-name="P2">Hopelijk is het niet te zwaar</text:p>
      <text:p text:style-name="P2">Succes ermee, beginnen maar</text:p>
      <text:p text:style-name="P2"/>
      <text:p text:style-name="P2">Groeten,</text:p>
      <text:p text:style-name="P2">Sint en puzzelpiet</text:p>
      <text:p text:style-name="P2"/>
      <text:p text:style-name="P5"/>
      <text:p text:style-name="P3"/>
      <text:p text:style-name="P3"/>
      <text:p text:style-name="P3"/>
      <text:p text:style-name="P3"/>
      <text:p text:style-name="P3"/>
      <text:p text:style-name="P4">Jochem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adornments="Bold" style:font-pitch="variable"/>
    <style:font-face style:name="JetBrains Mono ExtraBold" svg:font-family="'JetBrains Mono Extra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1T11:52:03.094989095</meta:creation-date>
    <dc:date>2021-12-01T12:10:37.639469634</dc:date>
    <meta:editing-duration>PT8M23S</meta:editing-duration>
    <meta:editing-cycles>2</meta:editing-cycles>
    <meta:generator>LibreOffice/6.4.7.2$Linux_X86_64 LibreOffice_project/40$Build-2</meta:generator>
    <meta:print-date>2021-12-01T12:12:02.971223834</meta:print-date>
    <meta:document-statistic meta:table-count="0" meta:image-count="0" meta:object-count="0" meta:page-count="2" meta:paragraph-count="16" meta:word-count="64" meta:character-count="321" meta:non-whitespace-character-count="273"/>
  </office:meta>
</office:document-meta>
</file>